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63.08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40.85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72.6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 style:data-style-name="N0">
      <style:table-cell-properties fo:background-color="#1593c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0105"/>
    <style:style style:name="ce7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0105">
      <style:table-cell-properties fo:background-color="#ffff00"/>
    </style:style>
    <style:style style:name="ce16" style:family="table-cell" style:parent-style-name="Default" style:data-style-name="N10105">
      <style:text-properties style:text-underline-style="none"/>
    </style:style>
    <style:style style:name="ce8" style:family="table-cell" style:parent-style-name="Default" style:data-style-name="N10105">
      <style:table-cell-properties fo:background-color="#1593cb"/>
    </style:style>
    <style:style style:name="ce4" style:family="table-cell" style:parent-style-name="Default" style:data-style-name="N11">
      <style:table-cell-properties fo:background-color="#ffff00"/>
    </style:style>
    <style:style style:name="ce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015" table:default-cell-style-name="ce1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[.B2]*(1+[.I3])" office:value-type="currency" office:currency="EUR" office:value="77404.8767545328" calcext:value-type="currency">
            <text:p>77.404,88 €</text:p>
          </table:table-cell>
          <table:table-cell table:number-columns-repeated="5"/>
          <table:table-cell table:style-name="ce2" office:value-type="string" calcext:value-type="string">
            <text:p>Social Security Taxes</text:p>
          </table:table-cell>
          <table:table-cell table:style-name="ce4" office:value-type="percentage" office:value="0.283" calcext:value-type="percentage">
            <text:p>28,3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 (not including VAT)</text:p>
          </table:table-cell>
          <table:table-cell table:style-name="ce3" table:formula="of:=SUM([.F11];[.D20];[.D25];[.B28])" office:value-type="currency" office:currency="EUR" office:value="63970.9725244073" calcext:value-type="currency">
            <text:p>63.970,97 €</text:p>
          </table:table-cell>
          <table:table-cell table:number-columns-repeated="5"/>
          <table:table-cell table:style-name="ce2" office:value-type="string" calcext:value-type="string">
            <text:p>Hardware amortization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VAT</text:p>
          </table:table-cell>
          <table:table-cell table:style-name="ce6" office:value-type="percentage" office:value="0.21" calcext:value-type="percentage">
            <text:p>21,0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bers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Salary (1 month)</text:p>
          </table:table-cell>
          <table:table-cell table:style-name="ce5" office:value-type="string" calcext:value-type="string">
            <text:p>Salary (5 month)</text:p>
          </table:table-cell>
          <table:table-cell table:style-name="ce5" office:value-type="string" calcext:value-type="string">
            <text:p>Social Security Taxe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ón Fernández, Adrián</text:p>
          </table:table-cell>
          <table:table-cell office:value-type="string" calcext:value-type="string">
            <text:p>Business management/Mobile application developer</text:p>
          </table:table-cell>
          <table:table-cell table:style-name="ce3" office:value-type="currency" office:currency="EUR" office:value="1800" calcext:value-type="currency">
            <text:p>1.800,00 €</text:p>
          </table:table-cell>
          <table:table-cell table:style-name="ce3" table:formula="of:=[.C6]*5" office:value-type="currency" office:currency="EUR" office:value="9000" calcext:value-type="currency">
            <text:p>9.000,00 €</text:p>
          </table:table-cell>
          <table:table-cell table:style-name="ce3" table:formula="of:=[.F6]*[.I1]" office:value-type="currency" office:currency="EUR" office:value="3552.30125523013" calcext:value-type="currency">
            <text:p>3.552,30 €</text:p>
          </table:table-cell>
          <table:table-cell table:style-name="ce3" table:formula="of:=[.D6]/(1-[.I1])" office:value-type="currency" office:currency="EUR" office:value="12552.3012552301" calcext:value-type="currency">
            <text:p>12.552,3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io Camacho, Daniel</text:p>
          </table:table-cell>
          <table:table-cell office:value-type="string" calcext:value-type="string">
            <text:p>Analyst/Front end developer</text:p>
          </table:table-cell>
          <table:table-cell table:style-name="ce3" office:value-type="currency" office:currency="EUR" office:value="1700" calcext:value-type="currency">
            <text:p>1.700,00 €</text:p>
          </table:table-cell>
          <table:table-cell table:style-name="ce3" table:formula="of:=[.C7]*5" office:value-type="currency" office:currency="EUR" office:value="8500" calcext:value-type="currency">
            <text:p>8.500,00 €</text:p>
          </table:table-cell>
          <table:table-cell table:style-name="ce3" table:formula="of:=[.F7]*[.I1]" office:value-type="currency" office:currency="EUR" office:value="3354.95118549512" calcext:value-type="currency">
            <text:p>3.354,95 €</text:p>
          </table:table-cell>
          <table:table-cell table:style-name="ce3" table:formula="of:=[.D7]/(1-[.I1])" office:value-type="currency" office:currency="EUR" office:value="11854.9511854951" calcext:value-type="currency">
            <text:p>11.854,9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no Aranda, Rafael</text:p>
          </table:table-cell>
          <table:table-cell office:value-type="string" calcext:value-type="string">
            <text:p>Backend developer/ API integration</text:p>
          </table:table-cell>
          <table:table-cell table:style-name="ce3" office:value-type="currency" office:currency="EUR" office:value="1400" calcext:value-type="currency">
            <text:p>1.400,00 €</text:p>
          </table:table-cell>
          <table:table-cell table:style-name="ce3" table:formula="of:=[.C8]*5" office:value-type="currency" office:currency="EUR" office:value="7000" calcext:value-type="currency">
            <text:p>7.000,00 €</text:p>
          </table:table-cell>
          <table:table-cell table:style-name="ce3" table:formula="of:=[.F8]*[.I1]" office:value-type="currency" office:currency="EUR" office:value="2762.9009762901" calcext:value-type="currency">
            <text:p>2.762,90 €</text:p>
          </table:table-cell>
          <table:table-cell table:style-name="ce3" table:formula="of:=[.D8]/(1-[.I1])" office:value-type="currency" office:currency="EUR" office:value="9762.9009762901" calcext:value-type="currency">
            <text:p>9.762,9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llo Lobo, Pablo</text:p>
          </table:table-cell>
          <table:table-cell office:value-type="string" calcext:value-type="string">
            <text:p>Project manager/Backend developer</text:p>
          </table:table-cell>
          <table:table-cell table:style-name="ce16" office:value-type="currency" office:currency="EUR" office:value="2000" calcext:value-type="currency">
            <text:p>2.000,00 €</text:p>
          </table:table-cell>
          <table:table-cell table:style-name="ce3" table:formula="of:=[.C9]*5" office:value-type="currency" office:currency="EUR" office:value="10000" calcext:value-type="currency">
            <text:p>10.000,00 €</text:p>
          </table:table-cell>
          <table:table-cell table:style-name="ce3" table:formula="of:=[.F9]*[.I1]" office:value-type="currency" office:currency="EUR" office:value="3947.00139470014" calcext:value-type="currency">
            <text:p>3.947,00 €</text:p>
          </table:table-cell>
          <table:table-cell table:style-name="ce3" table:formula="of:=[.D9]/(1-[.I1])" office:value-type="currency" office:currency="EUR" office:value="13947.0013947001" calcext:value-type="currency">
            <text:p>13.947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 Regidor, Juan</text:p>
          </table:table-cell>
          <table:table-cell office:value-type="string" calcext:value-type="string">
            <text:p>Requirements engineer/Backend developer</text:p>
          </table:table-cell>
          <table:table-cell table:style-name="ce3" office:value-type="currency" office:currency="EUR" office:value="1500" calcext:value-type="currency">
            <text:p>1.500,00 €</text:p>
          </table:table-cell>
          <table:table-cell table:style-name="ce3" table:formula="of:=[.C10]*5" office:value-type="currency" office:currency="EUR" office:value="7500" calcext:value-type="currency">
            <text:p>7.500,00 €</text:p>
          </table:table-cell>
          <table:table-cell table:style-name="ce3" table:formula="of:=[.F10]*[.I1]" office:value-type="currency" office:currency="EUR" office:value="2960.2510460251" calcext:value-type="currency">
            <text:p>2.960,25 €</text:p>
          </table:table-cell>
          <table:table-cell table:style-name="ce3" table:formula="of:=[.D10]/(1-[.I1])" office:value-type="currency" office:currency="EUR" office:value="10460.2510460251" calcext:value-type="currency">
            <text:p>10.460,25 €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/>
          <table:table-cell table:style-name="ce8" office:value-type="string" calcext:value-type="string">
            <text:p>Total:</text:p>
          </table:table-cell>
          <table:table-cell table:style-name="ce9" table:formula="of:=SUM([.F6:.F10])" office:value-type="currency" office:currency="EUR" office:value="58577.4058577406" calcext:value-type="currency">
            <text:p>58.577,41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urchase price</text:p>
          </table:table-cell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Total (5 mon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5]/[.I2]" office:value-type="currency" office:currency="EUR" office:value="16.6666666666667" calcext:value-type="currency">
            <text:p>16,67 €</text:p>
          </table:table-cell>
          <table:table-cell table:style-name="ce3" table:formula="of:=[.C15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6]/[.I2]" office:value-type="currency" office:currency="EUR" office:value="16.6666666666667" calcext:value-type="currency">
            <text:p>16,67 €</text:p>
          </table:table-cell>
          <table:table-cell table:style-name="ce3" table:formula="of:=[.C16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3" office:value-type="currency" office:currency="EUR" office:value="1300" calcext:value-type="currency">
            <text:p>1.300,00 €</text:p>
          </table:table-cell>
          <table:table-cell table:style-name="ce3" table:formula="of:=[.B17]/[.I2]" office:value-type="currency" office:currency="EUR" office:value="27.0833333333333" calcext:value-type="currency">
            <text:p>27,08 €</text:p>
          </table:table-cell>
          <table:table-cell table:style-name="ce3" table:formula="of:=[.C17]*5" office:value-type="currency" office:currency="EUR" office:value="135.416666666667" calcext:value-type="currency">
            <text:p>135,42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3" office:value-type="currency" office:currency="EUR" office:value="900" calcext:value-type="currency">
            <text:p>900,00 €</text:p>
          </table:table-cell>
          <table:table-cell table:style-name="ce3" table:formula="of:=[.B18]/[.I2]" office:value-type="currency" office:currency="EUR" office:value="18.75" calcext:value-type="currency">
            <text:p>18,75 €</text:p>
          </table:table-cell>
          <table:table-cell table:style-name="ce3" table:formula="of:=[.C18]*5" office:value-type="currency" office:currency="EUR" office:value="93.75" calcext:value-type="currency">
            <text:p>93,75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9]/[.I2]" office:value-type="currency" office:currency="EUR" office:value="16.6666666666667" calcext:value-type="currency">
            <text:p>16,67 €</text:p>
          </table:table-cell>
          <table:table-cell table:style-name="ce3" table:formula="of:=[.C19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15:.D19])" office:value-type="currency" office:currency="EUR" office:value="479.166666666667" calcext:value-type="currency">
            <text:p>479,17 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Per month (not including VAT)</text:p>
          </table:table-cell>
          <table:table-cell table:style-name="ce2" office:value-type="string" calcext:value-type="string">
            <text:p>5 months</text:p>
          </table:table-cell>
          <table:table-cell table:style-name="ce2" office:value-type="string" calcext:value-type="string">
            <text:p>Total (not including VAT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orkplace (offices, internet, electricity…)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23]*5" office:value-type="currency" office:currency="EUR" office:value="4000" calcext:value-type="currency">
            <text:p>4.000,00 €</text:p>
          </table:table-cell>
          <table:table-cell table:style-name="ce3" table:formula="of:=[.C23]*(1+[.I3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sk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table:style-name="ce3" table:formula="of:=[.B24]*5" office:value-type="currency" office:currency="EUR" office:value="0" calcext:value-type="currency">
            <text:p>0,00 €</text:p>
          </table:table-cell>
          <table:table-cell table:style-name="ce3" table:formula="of:=[.C24]*(1+[.I3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23:.D24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roku deployment for one yea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One year</text:p>
          </table:table-cell>
          <table:table-cell table:number-columns-repeated="1022"/>
        </table:table-row>
        <table:table-row table:style-name="ro1">
          <table:table-cell table:style-name="ce3" office:value-type="currency" office:currency="EUR" office:value="6.2" calcext:value-type="currency">
            <text:p>6,20 €</text:p>
          </table:table-cell>
          <table:table-cell table:style-name="ce9" table:formula="of:=[.A28]*12" office:value-type="currency" office:currency="EUR" office:value="74.4" calcext:value-type="currency">
            <text:p>74,40 €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22:05:58.2370714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8-09-15T17:03:04Z</meta:creation-date>
    <dc:date>2019-02-18T22:11:29.357646235</dc:date>
    <meta:editing-cycles>16</meta:editing-cycles>
    <meta:editing-duration>PT1H9M28S</meta:editing-duration>
    <meta:document-statistic meta:table-count="1" meta:cell-count="94" meta:object-count="0"/>
  </office:meta>
</office:document-meta>
</file>